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ElstobD" svg:font-family="ElstobD" style:font-pitch="variable"/>
    <style:font-face style:name="ElstobD1" svg:font-family="ElstobD" style:font-adornments="Light" style:font-pitch="variable"/>
    <style:font-face style:name="ElstobD2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8" svg:font-family="ElstobD:ss08" style:font-pitch="variable"/>
    <style:font-face style:name="ElstobD:ss08&amp;smcp" svg:font-family="ElstobD:ss08&amp;smcp" style:font-pitch="variable"/>
    <style:font-face style:name="ElstobD:ss08&amp;ss10" svg:font-family="ElstobD:ss08&amp;ss10" style:font-pitch="variable"/>
    <style:font-face style:name="ElstobD:ss08&amp;ss16" svg:font-family="ElstobD:ss08&amp;ss16" style:font-pitch="variable"/>
    <style:font-face style:name="ElstobD:ss10" svg:font-family="ElstobD:ss10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note">
      <style:text-properties officeooo:rsid="000b72ff" officeooo:paragraph-rsid="000b72ff"/>
    </style:style>
    <style:style style:name="P2" style:family="paragraph" style:parent-style-name="Footnote">
      <style:text-properties officeooo:paragraph-rsid="000829af"/>
    </style:style>
    <style:style style:name="P3" style:family="paragraph" style:parent-style-name="Footnote">
      <style:text-properties officeooo:rsid="0028da9e" officeooo:paragraph-rsid="0028da9e"/>
    </style:style>
    <style:style style:name="P4" style:family="paragraph" style:parent-style-name="Footnote">
      <style:text-properties officeooo:rsid="0029bc75" officeooo:paragraph-rsid="0029bc75"/>
    </style:style>
    <style:style style:name="P5" style:family="paragraph" style:parent-style-name="Standard">
      <style:text-properties officeooo:paragraph-rsid="00064140"/>
    </style:style>
    <style:style style:name="P6" style:family="paragraph" style:parent-style-name="Standard">
      <style:text-properties style:font-name="ElstobD:ss08" fo:font-size="14pt" officeooo:rsid="00064140" officeooo:paragraph-rsid="00064140" style:font-size-asian="14pt" style:font-size-complex="14pt"/>
    </style:style>
    <style:style style:name="P7" style:family="paragraph" style:parent-style-name="Standard">
      <style:text-properties style:font-name="ElstobD:ss08" fo:font-size="14pt" officeooo:rsid="00064140" officeooo:paragraph-rsid="00145bbb" style:font-size-asian="14pt" style:font-size-complex="14pt"/>
    </style:style>
    <style:style style:name="P8" style:family="paragraph" style:parent-style-name="Standard">
      <style:text-properties style:font-name="ElstobD:ss08" fo:font-size="14pt" officeooo:rsid="00064140" officeooo:paragraph-rsid="00243f09" style:font-size-asian="14pt" style:font-size-complex="14pt"/>
    </style:style>
    <style:style style:name="P9" style:family="paragraph" style:parent-style-name="Standard">
      <style:text-properties style:font-name="ElstobD:ss08" fo:font-size="14pt" officeooo:rsid="00064140" officeooo:paragraph-rsid="0030a4be" style:font-size-asian="14pt" style:font-size-complex="14pt"/>
    </style:style>
    <style:style style:name="P10" style:family="paragraph" style:parent-style-name="Standard">
      <style:text-properties style:font-name="ElstobD:ss08" officeooo:paragraph-rsid="00145bbb"/>
    </style:style>
    <style:style style:name="P11" style:family="paragraph" style:parent-style-name="Standard">
      <style:text-properties officeooo:paragraph-rsid="00243f09"/>
    </style:style>
    <style:style style:name="P12" style:family="paragraph" style:parent-style-name="Standard">
      <style:text-properties fo:color="#8d281e" loext:opacity="100%" fo:font-size="14pt" fo:letter-spacing="-0.0016in" officeooo:rsid="00116f87" officeooo:paragraph-rsid="00116f87" style:font-size-asian="14pt" style:font-size-complex="14pt"/>
    </style:style>
    <style:style style:name="P13" style:family="paragraph" style:parent-style-name="Standard">
      <style:text-properties style:font-name="ElstobD:ss08&amp;ss10" fo:font-size="14pt" style:font-size-asian="14pt" style:font-size-complex="14pt"/>
    </style:style>
    <style:style style:name="P14" style:family="paragraph" style:parent-style-name="Standard">
      <style:text-properties style:font-name="ElstobD:ss08&amp;ss10" fo:font-size="14pt" officeooo:rsid="00064140" officeooo:paragraph-rsid="00064140" style:font-size-asian="14pt" style:font-size-complex="14pt"/>
    </style:style>
    <style:style style:name="P15" style:family="paragraph" style:parent-style-name="Standard">
      <style:text-properties style:font-name="ElstobD:ss08&amp;ss10" fo:font-size="14pt" officeooo:rsid="00064140" officeooo:paragraph-rsid="00243f09" style:font-size-asian="14pt" style:font-size-complex="14pt"/>
    </style:style>
    <style:style style:name="P16" style:family="paragraph" style:parent-style-name="Standard">
      <style:text-properties style:font-name="ElstobD:ss08&amp;ss10" officeooo:paragraph-rsid="0030a4be"/>
    </style:style>
    <style:style style:name="P17" style:family="paragraph" style:parent-style-name="Standard">
      <style:paragraph-properties>
        <style:drop-cap style:lines="5" style:style-name="Thin"/>
      </style:paragraph-properties>
      <style:text-properties fo:font-size="14pt" officeooo:rsid="00064140" officeooo:paragraph-rsid="00145bbb" style:font-size-asian="14pt" style:font-size-complex="14pt"/>
    </style:style>
    <style:style style:name="P18" style:family="paragraph">
      <style:paragraph-properties fo:margin-left="0.2in" fo:margin-right="0in" fo:margin-top="0in" fo:margin-bottom="0.0701in" fo:text-align="justify" fo:text-indent="-0.1976in">
        <style:tab-stops/>
      </style:paragraph-properties>
      <style:text-properties fo:hyphenate="true"/>
    </style:style>
    <style:style style:name="P19" style:family="paragraph">
      <style:paragraph-properties fo:margin-left="0.2in" fo:margin-right="0in" fo:margin-top="0in" fo:margin-bottom="0.0701in" fo:text-align="justify" fo:text-indent="-0.1976in">
        <style:tab-stops/>
      </style:paragraph-properties>
      <style:text-properties fo:hyphenate="false"/>
    </style:style>
    <style:style style:name="P20" style:family="paragraph">
      <style:paragraph-properties fo:margin-left="0.2in" fo:margin-right="0in" fo:text-align="justify" fo:text-indent="-0.1976in">
        <style:tab-stops/>
      </style:paragraph-properties>
      <style:text-properties fo:hyphenate="true"/>
    </style:style>
    <style:style style:name="P21" style:family="paragraph">
      <loext:graphic-properties draw:fill="solid" draw:fill-color="#fffaf0"/>
      <style:paragraph-properties fo:margin-left="0.2in" fo:margin-right="0in" fo:margin-top="0in" fo:margin-bottom="0.0701in" fo:text-align="justify" fo:text-indent="-0.1976in" style:writing-mode="lr-tb">
        <style:tab-stops/>
      </style:paragraph-properties>
      <style:text-properties fo:color="#50200c" loext:opacity="100%" style:font-name="ElstobD1" fo:font-size="10pt" fo:font-weight="250" style:font-size-asian="10pt" style:font-size-complex="10pt" fo:hyphenate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8da9e" style:font-style-asian="italic" style:font-style-complex="italic"/>
    </style:style>
    <style:style style:name="T3" style:family="text">
      <style:text-properties officeooo:rsid="000829af"/>
    </style:style>
    <style:style style:name="T4" style:family="text">
      <style:text-properties officeooo:rsid="000b6ec7"/>
    </style:style>
    <style:style style:name="T5" style:family="text">
      <style:text-properties officeooo:rsid="000b72ff"/>
    </style:style>
    <style:style style:name="T6" style:family="text">
      <style:text-properties style:font-name="ElstobD2" fo:font-size="10pt" fo:language="zxx" fo:country="none" officeooo:rsid="000829af" style:font-size-asian="10pt" style:font-size-complex="10pt"/>
    </style:style>
    <style:style style:name="T7" style:family="text">
      <style:text-properties style:font-name="ElstobD2" fo:font-size="10pt" fo:language="zxx" fo:country="none" officeooo:rsid="0028da9e" style:font-size-asian="10pt" style:font-size-complex="10pt"/>
    </style:style>
    <style:style style:name="T8" style:family="text">
      <style:text-properties style:font-name="ElstobD2" fo:font-size="11pt" fo:language="zxx" fo:country="none" officeooo:rsid="00446d2c" style:font-size-asian="11pt" style:font-size-complex="11pt"/>
    </style:style>
    <style:style style:name="T9" style:family="text">
      <style:text-properties style:font-name="ElstobD2" fo:font-size="11pt" fo:language="zxx" fo:country="none" officeooo:rsid="00322591" style:font-size-asian="11pt" style:font-size-complex="11pt"/>
    </style:style>
    <style:style style:name="T10" style:family="text">
      <style:text-properties style:font-name="ElstobD2" fo:font-size="11pt" fo:language="zxx" fo:country="none" fo:font-style="italic" officeooo:rsid="00322591" style:font-size-asian="11pt" style:font-style-asian="italic" style:font-size-complex="11pt" style:font-style-complex="itali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064140" style:font-size-asian="14pt" style:font-size-complex="14pt"/>
    </style:style>
    <style:style style:name="T13" style:family="text">
      <style:text-properties fo:font-size="14pt" officeooo:rsid="001dbb47" style:font-size-asian="14pt" style:font-size-complex="14pt"/>
    </style:style>
    <style:style style:name="T14" style:family="text">
      <style:text-properties fo:font-size="14pt" officeooo:rsid="004b0289" style:font-size-asian="14pt" style:font-size-complex="14pt"/>
    </style:style>
    <style:style style:name="T15" style:family="text">
      <style:text-properties fo:font-size="14pt" fo:language="zxx" fo:country="none" officeooo:rsid="00064140" style:font-size-asian="14pt" style:font-size-complex="14pt"/>
    </style:style>
    <style:style style:name="T16" style:family="text">
      <style:text-properties fo:font-size="14pt" fo:language="zxx" fo:country="none" officeooo:rsid="001dbb47" style:font-size-asian="14pt" style:font-size-complex="14pt"/>
    </style:style>
    <style:style style:name="T17" style:family="text">
      <style:text-properties officeooo:rsid="0012a96d"/>
    </style:style>
    <style:style style:name="T18" style:family="text">
      <style:text-properties style:font-name="ElstobD:smcp"/>
    </style:style>
    <style:style style:name="T19" style:family="text">
      <style:text-properties style:font-name="ElstobD:smcp" officeooo:rsid="0012a96d"/>
    </style:style>
    <style:style style:name="T20" style:family="text">
      <style:text-properties style:font-name="ElstobD:smcp" officeooo:rsid="001c2966"/>
    </style:style>
    <style:style style:name="T21" style:family="text">
      <style:text-properties style:font-name="ElstobD:smcp" fo:font-style="italic" style:font-style-asian="italic" style:font-style-complex="italic"/>
    </style:style>
    <style:style style:name="T22" style:family="text">
      <style:text-properties style:font-name="ElstobD:ss08"/>
    </style:style>
    <style:style style:name="T23" style:family="text">
      <style:text-properties style:font-name="ElstobD:ss08" officeooo:rsid="001c2966"/>
    </style:style>
    <style:style style:name="T24" style:family="text">
      <style:text-properties style:font-name="ElstobD:ss08" fo:font-size="14pt" officeooo:rsid="00064140" style:font-size-asian="14pt" style:font-size-complex="14pt"/>
    </style:style>
    <style:style style:name="T25" style:family="text">
      <style:text-properties style:font-name="ElstobD:ss08" fo:font-size="14pt" officeooo:rsid="0020f844" style:font-size-asian="14pt" style:font-size-complex="14pt"/>
    </style:style>
    <style:style style:name="T26" style:family="text">
      <style:text-properties style:font-name="ElstobD:ss08" fo:font-size="14pt" fo:language="zxx" fo:country="none" officeooo:rsid="00064140" style:font-size-asian="14pt" style:font-size-complex="14pt"/>
    </style:style>
    <style:style style:name="T27" style:family="text">
      <style:text-properties style:font-name="ElstobD:ss08" officeooo:rsid="00243f09"/>
    </style:style>
    <style:style style:name="T28" style:family="text">
      <style:text-properties style:font-name="ElstobD:ss08" fo:font-style="italic" officeooo:rsid="0028da9e" style:font-style-asian="italic" style:font-style-complex="italic"/>
    </style:style>
    <style:style style:name="T29" style:family="text">
      <style:text-properties style:font-name="ElstobD:ss08" fo:font-style="italic" officeooo:rsid="000829af" style:font-style-asian="italic" style:font-style-complex="italic"/>
    </style:style>
    <style:style style:name="T30" style:family="text">
      <style:text-properties officeooo:rsid="001dbb47"/>
    </style:style>
    <style:style style:name="T31" style:family="text">
      <style:text-properties style:font-name="ElstobD:ss08&amp;smcp" officeooo:rsid="001dbb47"/>
    </style:style>
    <style:style style:name="T32" style:family="text">
      <style:text-properties style:font-name="ElstobD:ss08&amp;smcp" fo:font-size="14pt" fo:language="zxx" fo:country="none" officeooo:rsid="00064140" style:font-size-asian="14pt" style:font-size-complex="14pt"/>
    </style:style>
    <style:style style:name="T33" style:family="text">
      <style:text-properties style:font-name="ElstobD:ss08&amp;smcp" fo:font-size="14pt" officeooo:rsid="001dbb47" style:font-size-asian="14pt" style:font-size-complex="14pt"/>
    </style:style>
    <style:style style:name="T34" style:family="text">
      <style:text-properties style:font-name="ElstobD:ss08&amp;ss16" fo:font-size="14pt" officeooo:rsid="00064140" style:font-size-asian="14pt" style:font-size-complex="14pt"/>
    </style:style>
    <style:style style:name="T35" style:family="text">
      <style:text-properties officeooo:rsid="002635d2"/>
    </style:style>
    <style:style style:name="T36" style:family="text">
      <style:text-properties officeooo:rsid="0028da9e"/>
    </style:style>
    <style:style style:name="T37" style:family="text">
      <style:text-properties style:font-name="ElstobD" officeooo:rsid="0012a96d"/>
    </style:style>
    <style:style style:name="T38" style:family="text">
      <style:text-properties style:use-window-font-color="true" loext:opacity="0%" style:font-name="ElstobD" officeooo:rsid="0012a96d"/>
    </style:style>
    <style:style style:name="T39" style:family="text">
      <style:text-properties officeooo:rsid="004b0289"/>
    </style:style>
    <style:style style:name="T40" style:family="text">
      <style:text-properties style:font-name="ElstobD:ss08&amp;ss10" fo:font-size="14pt" officeooo:rsid="00064140" style:font-size-asian="14pt" style:font-size-complex="14pt"/>
    </style:style>
    <style:style style:name="T41" style:family="text">
      <style:text-properties style:font-name="ElstobD:ss08&amp;ss10" fo:font-size="14pt" officeooo:rsid="004b0289" style:font-size-asian="14pt" style:font-size-complex="14pt"/>
    </style:style>
    <style:style style:name="T42" style:family="text">
      <style:text-properties style:font-name="ElstobD:ss08&amp;ss10" fo:font-size="14pt" fo:language="zxx" fo:country="none" officeooo:rsid="004b0289" style:font-size-asian="14pt" style:font-size-complex="14pt"/>
    </style:style>
    <style:style style:name="T43" style:family="text">
      <style:text-properties fo:color="#50200c" loext:opacity="100%" style:font-name="ElstobD1" fo:font-size="10pt" fo:font-weight="250" style:font-size-asian="10pt" style:font-size-complex="10pt"/>
    </style:style>
    <style:style style:name="T44" style:family="text">
      <style:text-properties fo:color="#50200c" loext:opacity="100%" style:font-name="ElstobD:smcp" fo:font-size="10pt" fo:font-weight="250" style:font-size-asian="10pt" style:font-size-complex="10pt"/>
    </style:style>
    <style:style style:name="T45" style:family="text">
      <style:text-properties fo:color="#50200c" loext:opacity="100%" style:font-name="ElstobD:smcp&amp;onum" fo:font-size="10pt" fo:font-weight="250" style:font-size-asian="10pt" style:font-size-complex="10pt"/>
    </style:style>
    <style:style style:name="T46" style:family="text">
      <style:text-properties fo:color="#50200c" loext:opacity="100%" style:font-name="ElstobD:ss08" fo:font-size="10pt" fo:font-weight="250" style:font-size-asian="10pt" style:font-size-complex="10pt"/>
    </style:style>
    <style:style style:name="T47" style:family="text">
      <style:text-properties fo:color="#50200c" loext:opacity="100%" style:font-name="ElstobD1" fo:font-size="10pt" fo:font-style="italic" fo:font-weight="250" style:font-size-asian="10pt" style:font-style-asian="italic" style:font-size-complex="10pt" style:font-style-complex="italic"/>
    </style:style>
    <style:style style:name="T48" style:family="text">
      <style:text-properties fo:color="#50200c" loext:opacity="100%" style:font-name="ElstobD1" fo:font-size="10pt" fo:font-weight="250" style:font-size-asian="10pt" style:font-name-complex="ElstobD:ss08" style:font-size-complex="10pt"/>
    </style:style>
    <style:style style:name="T49" style:family="text">
      <style:text-properties fo:color="#50200c" loext:opacity="100%" style:font-name="ElstobD1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0" style:family="text">
      <style:text-properties fo:color="#50200c" loext:opacity="100%" style:font-name="ElstobD1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1" style:family="text">
      <style:text-properties fo:color="#50200c" loext:opacity="100%" style:font-name="ElstobD:ss10" fo:font-size="10pt" fo:font-weight="250" style:font-size-asian="10pt" style:font-name-complex="ElstobD:ss08" style:font-size-complex="10pt"/>
    </style:style>
    <style:style style:name="T52" style:family="text">
      <style:text-properties fo:color="#50200c" loext:opacity="100%" style:font-name="ElstobD:ss10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3" style:family="text">
      <style:text-properties fo:color="#50200c" loext:opacity="100%" style:font-name="ElstobD:ss08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4" style:family="text">
      <style:text-properties fo:color="#50200c" loext:opacity="100%" style:font-name="ElstobD:ss08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5" style:family="text">
      <style:text-properties fo:color="#50200c" loext:opacity="100%" style:font-name="ElstobD:ss08&amp;ss10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6" style:family="text">
      <style:text-properties fo:color="#50200c" loext:opacity="100%" style:font-name="ElstobD:ss16" fo:font-size="10pt" fo:font-style="normal" fo:font-weight="250" style:font-size-asian="10pt" style:font-style-asian="normal" style:font-name-complex="ElstobD:ss08" style:font-size-complex="10pt" style:font-style-complex="normal"/>
    </style:style>
    <style:style style:name="T57" style:family="text">
      <style:text-properties fo:color="#50200c" loext:opacity="100%" style:font-name="ElstobD:ss16" fo:font-size="10pt" fo:font-style="italic" fo:font-weight="250" style:font-size-asian="10pt" style:font-style-asian="italic" style:font-name-complex="ElstobD:ss08" style:font-size-complex="10pt" style:font-style-complex="italic"/>
    </style:style>
    <style:style style:name="T58" style:family="text">
      <style:text-properties fo:color="#50200c" loext:opacity="100%" style:font-name="ElstobD:smcp&amp;onum&amp;pnum" fo:font-size="10pt" fo:font-weight="250" style:font-size-asian="10pt" style:font-name-complex="ElstobD:ss08" style:font-size-complex="10pt"/>
    </style:style>
    <style:style style:name="T59" style:family="text">
      <style:text-properties fo:color="#50200c" loext:opacity="100%" style:font-name="ElstobD:smcp&amp;onum" fo:font-size="10pt" fo:font-weight="250" style:font-size-asian="10pt" style:font-name-complex="ElstobD:ss08" style:font-size-complex="10pt"/>
    </style:style>
    <style:style style:name="gr1" style:family="graphic">
      <style:graphic-properties draw:stroke="solid" svg:stroke-width="0.0098in" svg:stroke-color="#50200c" draw:marker-start-width="0.15in" draw:marker-end-width="0.15in" draw:fill="solid" draw:fill-color="#fffaf0" fo:min-height="6.2646in" fo:padding-top="0.0402in" fo:padding-bottom="0.0402in" fo:padding-left="0.0402in" fo:padding-right="0.0402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note"><text:span text:style-name="T8">Diplomatic transcription of t</text:span><text:span text:style-name="T9">he beginning of the </text:span><text:span text:style-name="T10">Life of S. Cecilia</text:span><text:span text:style-name="T9">, from Cambridge, Corpus Christi College, MS 9, fol. 162r–162v, illustrat</text:span><text:span text:style-name="T8">ing</text:span><text:span text:style-name="T9"> a few of the capabilities of the </text:span><text:a xlink:type="simple" xlink:href="https://github.com/psb1558/Elstob-font" text:style-name="Internet_20_link" text:visited-style-name="Visited_20_Internet_20_Link"><text:span text:style-name="T9">Elstob</text:span></text:a><text:span text:style-name="T9"> font for medievalists. For </text:span><text:span text:style-name="T8">more</text:span><text:span text:style-name="T9"> information, see “Features and Charset.pdf.” This document was created with LibreOffice Writer.</text:span></text:p>
      <text:p text:style-name="P12"><draw:frame text:anchor-type="paragraph" draw:z-index="0" draw:name="Shape1" draw:style-name="gr1" draw:text-style-name="P21" svg:width="2.578in" svg:height="6.3453in" svg:x="4.3583in" svg:y="0.0075in"><draw:text-box><text:p text:style-name="P18"><text:span text:style-name="T43">1–2. apply </text:span><text:span text:style-name="T44">smcp</text:span><text:span text:style-name="T43"> (Small Capitals) OpenType feature, or </text:span><text:span text:style-name="T45">ss20</text:span><text:span text:style-name="T43"> in MS Word.</text:span></text:p><text:p text:style-name="P18"><text:span text:style-name="T43">3–32: apply </text:span><text:span text:style-name="T45">ss08</text:span><text:span text:style-name="T43"> (Sticky Long s) feature to change s to </text:span><text:span text:style-name="T46">s</text:span><text:span text:style-name="T43">, and </text:span><text:span text:style-name="T45">cv13</text:span><text:span text:style-name="T43"> (Character Variant 13, unavailable in MS Word) for dotless i. For long s subject to the rules of English or French typography, use </text:span><text:span text:style-name="T45">ss03</text:span><text:span text:style-name="T43"> or </text:span><text:span text:style-name="T44">hist</text:span><text:span text:style-name="T43">.</text:span></text:p><text:p text:style-name="P18"><text:span text:style-name="T44">1. sc̅e</text:span><text:span text:style-name="T43">: line over </text:span><text:span text:style-name="T44">ce</text:span><text:span text:style-name="T43"> is U+0305, applied between the letters. </text:span><text:span text:style-name="T44">Decbr̄</text:span><text:span text:style-name="T43">: for a macron over any letter, type U+0304 </text:span><text:span text:style-name="T47">after</text:span><text:span text:style-name="T43"> the letter. </text:span><text:span text:style-name="T44">kꝉ</text:span><text:span text:style-name="T43">: ꝉ (or </text:span><text:span text:style-name="T44">ꝉ</text:span><text:span text:style-name="T43">) is U+A749.</text:span></text:p><text:p text:style-name="P18"><text:span text:style-name="T43">4. Raised point (</text:span><text:span text:style-name="T48">·) is U+00B7.</text:span></text:p><text:p text:style-name="P18"><text:span text:style-name="T49">7.</text:span><text:span text:style-name="T50"> -us</text:span><text:span text:style-name="T48"> abbrev. is U+A770, entity &amp;US;. There is also a non-spacing variant (e.g. </text:span><text:span text:style-name="T51">m&amp;_us;</text:span><text:span text:style-name="T48"> ), U+1DD2 or entity &amp;_us;.</text:span></text:p><text:p text:style-name="P18"><text:span text:style-name="T49">9.</text:span><text:span text:style-name="T50"> </text:span><text:span text:style-name="T52">eo&amp;ru;</text:span><text:span text:style-name="T48">: </text:span><text:span text:style-name="T51">&amp;ru;</text:span><text:span text:style-name="T48"> is U+A75D, entity &amp;_ru;.</text:span></text:p><text:p text:style-name="P18"><text:span text:style-name="T48">15. Punctus elevatus (⹎) is U+2E4E.</text:span></text:p><text:p text:style-name="P18"><text:span text:style-name="T48">22. The </text:span><text:span text:style-name="T50">est</text:span><text:span text:style-name="T48"> abbrev. (÷) is U+00F7, the division sign.</text:span></text:p><text:p text:style-name="P18"><text:span text:style-name="T49">27.</text:span><text:span text:style-name="T50"> </text:span><text:span text:style-name="T52">q&amp;_oa;ndo</text:span><text:span text:style-name="T48">: Open </text:span><text:span text:style-name="T50">a</text:span><text:span text:style-name="T48"> suspension is U+1DD3, or entity &amp;_oa;.</text:span></text:p><text:p text:style-name="P19"><text:span text:style-name="T53">28.</text:span><text:span text:style-name="T54"> </text:span><text:span text:style-name="T55">&amp;pr;sequens</text:span><text:span text:style-name="T48">: per abbrev. is U+A751, or entity &amp;pr;.</text:span></text:p><text:p text:style-name="P18"><text:span text:style-name="T56">29.</text:span><text:span text:style-name="T57"> tibor</text:span><text:span text:style-name="T48">: For r rotunda after round characters, </text:span><text:span text:style-name="T58">ss11</text:span><text:span text:style-name="T48">; for “Sticky” r rotunda (that is, everywhere), </text:span><text:span text:style-name="T59">ss16</text:span><text:span text:style-name="T48">.</text:span></text:p><text:p text:style-name="P18"><text:span text:style-name="T49">30.</text:span><text:span text:style-name="T50"> -ur</text:span><text:span text:style-name="T48"> abbrev. is U+1DD1, or entity &amp;_rr;.</text:span></text:p><text:p text:style-name="P20"><text:span text:style-name="T49">32.</text:span><text:span text:style-name="T50"> lıƀerauıt</text:span><text:span text:style-name="T48">: ƀ is U+0180.</text:span></text:p></draw:text-box></draw:frame><text:span text:style-name="T18">Incipit passio s</text:span><text:span text:style-name="T20">c̅</text:span><text:span text:style-name="T18">e cecilię </text:span><text:span text:style-name="T19">quod est x</text:span><text:span text:style-name="T38"><text:note text:id="ftn1" text:note-class="footnote"><text:note-citation>1</text:note-citation><text:note-body><text:p text:style-name="P4"><text:span text:style-name="T21">x</text:span> added above the line.</text:p></text:note-body></text:note></text:span><text:span text:style-name="T37"> </text:span><text:span text:style-name="T19">kꝉ. Decbr̄</text:span><text:span text:style-name="T17">.</text:span></text:p>
      <text:p text:style-name="P17">H<text:span text:style-name="T18">umanas laudes et mortalium</text:span><text:line-break/><text:span text:style-name="T22">ınsula</text:span><text:span text:style-name="T27">s</text:span><text:span text:style-name="T22"> uıdımus aut </text:span><text:span text:style-name="T23">é</text:span><text:span text:style-name="T22">re ıncıso<text:line-break/>conscrıptas· aut auro radıantı</text:span><text:span text:style-name="T23">b:</text:span><text:span text:style-name="T22"><text:line-break/>lıtterıs· ad posterıtatıs memo<text:line-break/>rıam cōmendatas· Et ısta</text:span></text:p>
      <text:p text:style-name="P13">attendentes mıror quare non erubescı<text:span text:style-name="T39">m&amp;US;</text:span></text:p>
      <text:p text:style-name="P6">mılıtum <text:span text:style-name="T30">xpı</text:span> uıctorıas sılentıo tégere &amp; n̄</text:p>
      <text:p text:style-name="P14">ad laudem ımperatorıs eo<text:span text:style-name="T39">&amp;</text:span><text:span text:style-name="T30">ru;</text:span> qualıt̄ pug</text:p>
      <text:p text:style-name="P8">nauerınt contra hostes &amp; uıcerınt· scetlu lıs <text:note text:id="ftn2" text:note-class="footnote"><text:note-citation>2</text:note-citation><text:note-body><text:p text:style-name="P2"><text:span text:style-name="T7">F</text:span><text:span text:style-name="T6">o</text:span><text:span text:style-name="T7">r</text:span><text:span text:style-name="T36"> </text:span><text:span text:style-name="T29">sedulis</text:span><text:span text:style-name="T3">.</text:span></text:p></text:note-body></text:note></text:p>
      <text:p text:style-name="P6">saltım <text:span text:style-name="T3">uı</text:span>lıbus tradere &amp; ad ıncıtandos</text:p>
      <text:p text:style-name="P15">anımos bellato<text:span text:style-name="T39">&amp;ru;</text:span> dılıgentıus explıcare·</text:p>
      <text:p text:style-name="P6">Multa bona talı<text:span text:style-name="T30">ū</text:span> narratıonū scrıpta con</text:p>
      <text:p text:style-name="P7">uertant; Laus deı est cum ısta leguntur·</text:p>
      <text:p text:style-name="P14">memorıa s<text:span text:style-name="T30">cō</text:span><text:span text:style-name="T39">&amp;ru;</text:span> excolıtur⹎ aedıfıcacıo<text:note text:id="ftn3" text:note-class="footnote"><text:note-citation>3</text:note-citation><text:note-body><text:p text:style-name="P3">Altered from (probably) <text:span text:style-name="T1">aedificatio</text:span>.</text:p></text:note-body></text:note> m̄tıb:</text:p>
      <text:p text:style-name="P9">tradıtur. honor martırıbus exhıb<text:span text:style-name="T31">&amp;</text:span>ur·</text:p>
      <text:p text:style-name="P6">Hınc ınfıdelıbus nascıtur meror. ıncredulıs <text:note text:id="ftn4" text:note-class="footnote"><text:note-citation>4</text:note-citation><text:note-body><text:p text:style-name="Footnote"><text:span text:style-name="T1">increduꝉ</text:span>, <text:span text:style-name="T36">with cross of </text:span><text:span text:style-name="T2">l</text:span><text:span text:style-name="T36"> erased and </text:span><text:span text:style-name="T28">is</text:span><text:span text:style-name="T36"> added.</text:span></text:p></text:note-body></text:note></text:p>
      <text:p text:style-name="P7">lıuor⹎ ındıscıplınatıs angustıa· &amp; s<text:span text:style-name="T4">c</text:span>ı̄<text:span text:style-name="T35">s</text:span> o<text:span text:style-name="T30">m̅</text:span>ı<text:span text:style-name="T30">b</text:span>:</text:p>
      <text:p text:style-name="P6">cum <text:span text:style-name="T30">xpō</text:span> gaudentıb: solus dıabolus ınge</text:p>
      <text:p text:style-name="P6">m<text:span text:style-name="T5">ı</text:span>scıt.<text:note text:id="ftn5" text:note-class="footnote"><text:note-citation>5</text:note-citation><text:note-body><text:p text:style-name="P1">Altered from <text:span text:style-name="T1">ingemescit</text:span>.</text:p></text:note-body></text:note> quı uıd<text:span text:style-name="T31">&amp;</text:span> pugnā suā eo usq: armıs</text:p>
      <text:p text:style-name="P7">celestıbus debellatā· ut ex ıpsa pugna ılle</text:p>
      <text:p text:style-name="P5"><text:span text:style-name="T24">melıus uıctor exıster</text:span><text:span text:style-name="T33">&amp;</text:span><text:span text:style-name="T24"> quı </text:span><text:span text:style-name="T40">putat</text:span><text:span text:style-name="T41">&amp;US;</text:span><text:span text:style-name="T40"> ÷ uıct</text:span><text:span text:style-name="T42">&amp;US;</text:span><text:span text:style-name="T40">;</text:span></text:p>
      <text:p text:style-name="P6">Denıq: putabat se tunc hostıs scōs deı occı</text:p>
      <text:p text:style-name="P7">dendo uıncere· ıllı autē melıus occısı uın</text:p>
      <text:p text:style-name="P9">cebant· In<text:span text:style-name="T30">t̄</text:span>rogatı ılıco confıtebantur· dā</text:p>
      <text:p text:style-name="P11"><text:span text:style-name="T24">natı grās referebant; </text:span><text:span text:style-name="T26">S</text:span><text:span text:style-name="T24">ıc denıq: legımus</text:span></text:p>
      <text:p text:style-name="P16"><text:span text:style-name="T12">antıquas </text:span><text:span text:style-name="T13">d</text:span><text:span text:style-name="T12">n̄ı uıctorıas celebratas· q</text:span><text:span text:style-name="T14">&amp;_</text:span><text:span text:style-name="T13">oa;</text:span><text:span text:style-name="T12">n</text:span><text:span text:style-name="T15">d</text:span><text:span text:style-name="T12">o</text:span></text:p>
      <text:p text:style-name="P15">dıx̄ ınımıcus <text:span text:style-name="T39">&amp;</text:span><text:span text:style-name="T30">pr;</text:span>sequens comp̄hendā· par</text:p>
      <text:p text:style-name="P10"><text:span text:style-name="T12">tıbo</text:span><text:span text:style-name="T34">r</text:span><text:span text:style-name="T12"> spolıa· replebo anımā meā·</text:span><text:span text:style-name="T11"> Int̄fıcıā</text:span></text:p>
      <text:p text:style-name="P16"><text:span text:style-name="T11">gladıo meo</text:span><text:span text:style-name="T12">·</text:span><text:span text:style-name="T11"> domınabıt</text:span><text:span text:style-name="T14">&amp;rr;</text:span><text:span text:style-name="T11"> man</text:span><text:span text:style-name="T14">&amp;</text:span><text:span text:style-name="T13">US;</text:span><text:span text:style-name="T11"> mea</text:span><text:span text:style-name="T12">·</text:span><text:span text:style-name="T11"> </text:span><text:span text:style-name="T16">S</text:span><text:span text:style-name="T11">e</text:span><text:span text:style-name="T12">d</text:span></text:p>
      <text:p text:style-name="P7">extendıt dexterā suā &amp; deuorauıt eos  t̄ra·</text:p>
      <text:p text:style-name="P5"><text:span text:style-name="T24">&amp; popꝉm suum sanguınıs suı pr</text:span><text:span text:style-name="T32">&amp;</text:span><text:span text:style-name="T24">ıo lı</text:span><text:span text:style-name="T25">ƀ</text:span><text:span text:style-name="T24">erauıt;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2" svg:font-family="'Arial Unicode MS'" style:font-family-generic="swiss"/>
    <style:font-face style:name="Arial Unicode MS1" svg:font-family="'Arial Unicode MS'" style:font-pitch="variable"/>
    <style:font-face style:name="ElstobD" svg:font-family="ElstobD" style:font-pitch="variable"/>
    <style:font-face style:name="ElstobD1" svg:font-family="ElstobD" style:font-adornments="Light" style:font-pitch="variable"/>
    <style:font-face style:name="ElstobD2" svg:font-family="ElstobD" style:font-adornments="Regular" style:font-pitch="variable"/>
    <style:font-face style:name="ElstobD:onum&amp;pnum" svg:font-family="ElstobD:onum&amp;pnum" style:font-adornments="Regular" style:font-pitch="variable"/>
    <style:font-face style:name="ElstobD:smcp" svg:font-family="ElstobD:smcp" style:font-pitch="variable"/>
    <style:font-face style:name="ElstobD:smcp&amp;onum" svg:font-family="ElstobD:smcp&amp;onum" style:font-pitch="variable"/>
    <style:font-face style:name="ElstobD:smcp&amp;onum&amp;pnum" svg:font-family="ElstobD:smcp&amp;onum&amp;pnum" style:font-pitch="variable"/>
    <style:font-face style:name="ElstobD:ss08" svg:font-family="ElstobD:ss08" style:font-pitch="variable"/>
    <style:font-face style:name="ElstobD:ss08&amp;smcp" svg:font-family="ElstobD:ss08&amp;smcp" style:font-pitch="variable"/>
    <style:font-face style:name="ElstobD:ss08&amp;ss10" svg:font-family="ElstobD:ss08&amp;ss10" style:font-pitch="variable"/>
    <style:font-face style:name="ElstobD:ss08&amp;ss16" svg:font-family="ElstobD:ss08&amp;ss16" style:font-pitch="variable"/>
    <style:font-face style:name="ElstobD:ss10" svg:font-family="ElstobD:ss10" style:font-pitch="variable"/>
    <style:font-face style:name="ElstobD:ss16" svg:font-family="ElstobD:ss16" style:font-pitch="variable"/>
    <style:font-face style:name="ElstobD:sups&amp;onum" svg:font-family="ElstobD:sups&amp;onum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ElstobD2" fo:font-family="ElstobD" style:font-style-name="Regular" style:font-pitch="variable" fo:language="zxx" fo:country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note" style:family="paragraph" style:parent-style-name="Standard" style:master-page-name="">
      <style:paragraph-properties fo:margin-left="0in" fo:margin-right="0in" fo:margin-top="0in" fo:margin-bottom="0.2in" style:contextual-spacing="false" fo:text-align="justify" style:justify-single-word="false" fo:hyphenation-ladder-count="no-limit" fo:text-indent="0in" style:auto-text-indent="false" style:page-number="auto"/>
      <style:text-properties fo:color="#50200c" loext:opacity="100%" fo:font-size="11pt" fo:hyphenate="true" fo:hyphenation-remain-char-count="2" fo:hyphenation-push-char-count="2" loext:hyphenation-no-caps="false"/>
    </style:style>
    <style:style style:name="Footnote_20_Symbol" style:display-name="Footnote Symbol" style:family="text">
      <style:text-properties style:font-name="ElstobD:onum&amp;pnum" fo:font-family="ElstobD:onum&amp;pnum" style:font-style-name="Regular" style:font-pitch="variable"/>
    </style:style>
    <style:style style:name="Footnote_20_anchor" style:display-name="Footnote anchor" style:family="text">
      <style:text-properties style:text-position="0% 100%" style:font-name="ElstobD:sups&amp;onum" fo:font-family="ElstobD:sups&amp;onum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titled1" style:family="text">
      <style:text-properties style:font-name="ElstobD1" fo:font-family="ElstobD" style:font-style-name="Light" style:font-pitch="variable" fo:font-weight="250"/>
    </style:style>
    <style:style style:name="Thin" style:family="text">
      <style:text-properties fo:color="#8d281e" loext:opacity="100%" style:font-name="ElstobD1" fo:font-family="ElstobD" style:font-style-name="Light" style:font-pitch="variable" fo:font-weight="250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ElstobD:onum&amp;pnum" fo:font-family="ElstobD:onum&amp;pnum" style:font-style-name="Regular" style:font-pitch="variable" fo:font-size="14pt" fo:font-weight="25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2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9T13:16:59.559896802</meta:creation-date>
    <meta:print-date>2020-09-30T21:55:08.004520404</meta:print-date>
    <dc:date>2021-01-12T16:19:25.057285689</dc:date>
    <meta:editing-duration>PT16H21M24S</meta:editing-duration>
    <meta:editing-cycles>38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34" meta:word-count="260" meta:character-count="1732" meta:non-whitespace-character-count="1506"/>
  </office:meta>
</office:document-meta>
</file>